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69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17.2mm"/>
    </style:style>
    <style:style style:name="co5" style:family="table-column">
      <style:table-column-properties fo:break-before="auto" style:column-width="23.88mm"/>
    </style:style>
    <style:style style:name="co6" style:family="table-column">
      <style:table-column-properties fo:break-before="auto" style:column-width="11.9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71.93mm"/>
    </style:style>
    <style:style style:name="co9" style:family="table-column">
      <style:table-column-properties fo:break-before="auto" style:column-width="83.26mm"/>
    </style:style>
    <style:style style:name="co10" style:family="table-column">
      <style:table-column-properties fo:break-before="auto" style:column-width="61.91mm"/>
    </style:style>
    <style:style style:name="co11" style:family="table-column">
      <style:table-column-properties fo:break-before="auto" style:column-width="43.39mm"/>
    </style:style>
    <style:style style:name="co12" style:family="table-column">
      <style:table-column-properties fo:break-before="auto" style:column-width="86.59mm"/>
    </style:style>
    <style:style style:name="co13" style:family="table-column">
      <style:table-column-properties fo:break-before="auto" style:column-width="8.06mm"/>
    </style:style>
    <style:style style:name="co14" style:family="table-column">
      <style:table-column-properties fo:break-before="auto" style:column-width="46.5mm"/>
    </style:style>
    <style:style style:name="co15" style:family="table-column">
      <style:table-column-properties fo:break-before="auto" style:column-width="13.04mm"/>
    </style:style>
    <style:style style:name="co16" style:family="table-column">
      <style:table-column-properties fo:break-before="auto" style:column-width="26.86mm"/>
    </style:style>
    <style:style style:name="co17" style:family="table-column">
      <style:table-column-properties fo:break-before="auto" style:column-width="30.96mm"/>
    </style:style>
    <style:style style:name="co18" style:family="table-column">
      <style:table-column-properties fo:break-before="auto" style:column-width="38.75mm"/>
    </style:style>
    <style:style style:name="co19" style:family="table-column">
      <style:table-column-properties fo:break-before="auto" style:column-width="44.01mm"/>
    </style:style>
    <style:style style:name="co20" style:family="table-column">
      <style:table-column-properties fo:break-before="auto" style:column-width="31.84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color="#c0c0c0"/>
    </style:style>
  </office:automatic-styles>
  <office:body>
    <office:spreadsheet>
      <table:table table:name="AnalysisVarian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Variant</text:p>
          </table:table-cell>
          <table:table-cell table:style-name="ce1" office:value-type="string">
            <text:p>Cell removal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Weights</text:p>
          </table:table-cell>
          <table:table-cell table:style-name="ce2" office:value-type="string" table:number-columns-spanned="3" table:number-rows-spanned="1">
            <text:p>Connectivity components</text:p>
          </table:table-cell>
          <table:covered-table-cell table:number-columns-repeated="2" table:style-name="ce1"/>
          <table:table-cell table:style-name="ce1" office:value-type="string">
            <text:p>Mask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ABF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ABF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ABF</text:p>
          </table:table-cell>
          <table:table-cell table:number-columns-repeated="2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ABF</text:p>
          </table:table-cell>
          <table:table-cell table:number-columns-repeated="2" office:value-type="string">
            <text:p>x</text:p>
          </table:table-cell>
          <table:table-cell office:value-type="string">
            <text:p>MATRIX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ABF</text:p>
          </table:table-cell>
          <table:table-cell table:number-columns-repeated="2" office:value-type="string">
            <text:p>x</text:p>
          </table:table-cell>
          <table:table-cell office:value-type="string">
            <text:p>MATRIX</text:p>
          </table:table-cell>
          <table:table-cell office:value-type="string">
            <text:p>WKH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ABF</text:p>
          </table:table-cell>
          <table:table-cell table:number-columns-repeated="2" office:value-type="string">
            <text:p>x</text:p>
          </table:table-cell>
          <table:table-cell office:value-type="string">
            <text:p>MATRIX</text:p>
          </table:table-cell>
          <table:table-cell office:value-type="string">
            <text:p>WKH</text:p>
          </table:table-cell>
          <table:table-cell office:value-type="string">
            <text:p>PA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ABF</text:p>
          </table:table-cell>
          <table:table-cell table:number-columns-repeated="2" office:value-type="string">
            <text:p>x</text:p>
          </table:table-cell>
          <table:table-cell office:value-type="string">
            <text:p>MATRIX</text:p>
          </table:table-cell>
          <table:table-cell office:value-type="string">
            <text:p>WKH</text:p>
          </table:table-cell>
          <table:table-cell table:number-columns-repeated="2" office:value-type="string">
            <text:p>PA</text:p>
          </table:table-cell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le1 - Data sets" table:style-name="ta1"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row table:style-name="ro2">
          <table:table-cell table:style-name="ce1" office:value-type="string">
            <text:p>Dataset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Production method</text:p>
          </table:table-cell>
          <table:table-cell table:style-name="ce1" office:value-type="string">
            <text:p>Variables</text:p>
          </table:table-cell>
          <table:table-cell table:style-name="ce1" office:value-type="string">
            <text:p>Source</text:p>
          </table:table-cell>
        </table:table-row>
        <table:table-row table:style-name="ro1">
          <table:table-cell office:value-type="string">
            <text:p>Forest inventory data</text:p>
          </table:table-cell>
          <table:table-cell office:value-type="string">
            <text:p>Vector</text:p>
          </table:table-cell>
          <table:table-cell office:value-type="string">
            <text:p>Inventory</text:p>
          </table:table-cell>
          <table:table-cell office:value-type="string">
            <text:p>…</text:p>
          </table:table-cell>
          <table:table-cell office:value-type="string">
            <text:p>MK</text:p>
          </table:table-cell>
        </table:table-row>
        <table:table-row table:style-name="ro1">
          <table:table-cell office:value-type="string">
            <text:p>Forest inventory data</text:p>
          </table:table-cell>
          <table:table-cell office:value-type="string">
            <text:p>Vector</text:p>
          </table:table-cell>
          <table:table-cell office:value-type="string">
            <text:p>Inventory (auto-increment)</text:p>
          </table:table-cell>
          <table:table-cell office:value-type="string">
            <text:p>…</text:p>
          </table:table-cell>
          <table:table-cell office:value-type="string">
            <text:p>MHLP</text:p>
          </table:table-cell>
        </table:table-row>
        <table:table-row table:style-name="ro2">
          <table:table-cell office:value-type="string">
            <text:p>Multi-source National Forest Inventory Data</text:p>
          </table:table-cell>
          <table:table-cell office:value-type="string">
            <text:p>Raster</text:p>
          </table:table-cell>
          <table:table-cell office:value-type="string">
            <text:p>kNN, remote-sensed data with field plot calibration</text:p>
          </table:table-cell>
          <table:table-cell office:value-type="string">
            <text:p>…</text:p>
          </table:table-cell>
          <table:table-cell/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le 2 - Validation data" table:style-name="ta1"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1" office:value-type="string">
            <text:p>Dataset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Analysis</text:p>
          </table:table-cell>
          <table:table-cell table:style-name="ce1" office:value-type="string">
            <text:p>Owner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Available</text:p>
          </table:table-cell>
          <table:table-cell table:number-columns-repeated="3"/>
        </table:table-row>
        <table:table-row table:style-name="ro1">
          <table:table-cell office:value-type="string">
            <text:p>Existing protected areas</text:p>
          </table:table-cell>
          <table:table-cell office:value-type="string">
            <text:p>PA</text:p>
          </table:table-cell>
          <table:table-cell office:value-type="string">
            <text:p>DP, RC (?)</text:p>
          </table:table-cell>
          <table:table-cell office:value-type="string">
            <text:p>MH</text:p>
          </table:table-cell>
          <table:table-cell/>
          <table:table-cell office:value-type="string">
            <text:p>x</text:p>
          </table:table-cell>
          <table:table-cell/>
          <table:table-cell table:style-name="ce2" office:value-type="string" table:number-columns-spanned="2" table:number-rows-spanned="1">
            <text:p>Usage classes</text:p>
          </table:table-cell>
          <table:covered-table-cell/>
        </table:table-row>
        <table:table-row table:style-name="ro1">
          <table:table-cell office:value-type="string">
            <text:p>Woodland key-habitats</text:p>
          </table:table-cell>
          <table:table-cell office:value-type="string">
            <text:p>WKH</text:p>
          </table:table-cell>
          <table:table-cell office:value-type="string">
            <text:p>DP, RC (?)</text:p>
          </table:table-cell>
          <table:table-cell office:value-type="string">
            <text:p>MK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DP</text:p>
          </table:table-cell>
          <table:table-cell office:value-type="string">
            <text:p>Distribution of priorities</text:p>
          </table:table-cell>
        </table:table-row>
        <table:table-row table:style-name="ro1">
          <table:table-cell office:value-type="string">
            <text:p>METSO deals (permanent)</text:p>
          </table:table-cell>
          <table:table-cell office:value-type="string">
            <text:p>MD</text:p>
          </table:table-cell>
          <table:table-cell office:value-type="string">
            <text:p>DP, RC (?)</text:p>
          </table:table-cell>
          <table:table-cell office:value-type="string">
            <text:p>ELY</text:p>
          </table:table-cell>
          <table:table-cell office:value-type="string">
            <text:p>Is the spatial data available for MK temporary deals?</text:p>
          </table:table-cell>
          <table:table-cell office:value-type="string">
            <text:p>x</text:p>
          </table:table-cell>
          <table:table-cell/>
          <table:table-cell office:value-type="string">
            <text:p>RC</text:p>
          </table:table-cell>
          <table:table-cell office:value-type="string">
            <text:p>Replacement cost analysis</text:p>
          </table:table-cell>
        </table:table-row>
        <table:table-row table:style-name="ro2">
          <table:table-cell office:value-type="string">
            <text:p>High nature-value sites</text:p>
          </table:table-cell>
          <table:table-cell office:value-type="string">
            <text:p>HNV</text:p>
          </table:table-cell>
          <table:table-cell office:value-type="string">
            <text:p>DP</text:p>
          </table:table-cell>
          <table:table-cell office:value-type="string">
            <text:p>NGOs</text:p>
          </table:table-cell>
          <table:table-cell office:value-type="string">
            <text:p>Connectivity to PAs important</text:p>
          </table:table-cell>
          <table:table-cell office:value-type="string">
            <text:p>x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Correlation</text:p>
          </table:table-cell>
        </table:table-row>
        <table:table-row table:style-name="ro2">
          <table:table-cell office:value-type="string">
            <text:p>Species: White-Backed woodpecker</text:p>
          </table:table-cell>
          <table:table-cell office:value-type="string">
            <text:p>SWBW</text:p>
          </table:table-cell>
          <table:table-cell office:value-type="string">
            <text:p>DP</text:p>
          </table:table-cell>
          <table:table-cell office:value-type="string">
            <text:p>MH</text:p>
          </table:table-cell>
          <table:table-cell office:value-type="string">
            <text:p>Should be updated? Buffer distance(s)?</text:p>
          </table:table-cell>
          <table:table-cell office:value-type="string">
            <text:p>x</text:p>
          </table:table-cell>
          <table:table-cell/>
          <table:table-cell table:style-name="ce3" office:value-type="string">
            <text:p>O</text:p>
          </table:table-cell>
          <table:table-cell table:style-name="ce3" office:value-type="string">
            <text:p>Overlap (Jaccard)</text:p>
          </table:table-cell>
        </table:table-row>
        <table:table-row table:style-name="ro1">
          <table:table-cell office:value-type="string">
            <text:p>Species: Siberian Jay</text:p>
          </table:table-cell>
          <table:table-cell office:value-type="string">
            <text:p>SSJ</text:p>
          </table:table-cell>
          <table:table-cell office:value-type="string">
            <text:p>DP</text:p>
          </table:table-cell>
          <table:table-cell office:value-type="string">
            <text:p>MH</text:p>
          </table:table-cell>
          <table:table-cell office:value-type="string">
            <text:p>Should be updated? Buffer distance(s)?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Species: Flying squirrel</text:p>
          </table:table-cell>
          <table:table-cell office:value-type="string">
            <text:p>SFS</text:p>
          </table:table-cell>
          <table:table-cell office:value-type="string">
            <text:p>DP</text:p>
          </table:table-cell>
          <table:table-cell office:value-type="string">
            <text:p>MK/ELY</text:p>
          </table:table-cell>
          <table:table-cell office:value-type="string">
            <text:p>Should be updated? Buffer distance(s)?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Species: Birds of Prey</text:p>
          </table:table-cell>
          <table:table-cell office:value-type="string">
            <text:p>SBOP</text:p>
          </table:table-cell>
          <table:table-cell office:value-type="string">
            <text:p>DP</text:p>
          </table:table-cell>
          <table:table-cell office:value-type="string">
            <text:p>MK/RT</text:p>
          </table:table-cell>
          <table:table-cell office:value-type="string">
            <text:p>Should be updated? Buffer distance(s)?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 table:number-rows-repeated="104856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le 3 - analysis variant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 table:style-name="ce1" office:value-type="string">
            <text:p>OrgI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Variant name</text:p>
          </table:table-cell>
          <table:table-cell table:style-name="ce1"/>
          <table:table-cell table:style-name="ce1" office:value-type="string">
            <text:p>Weights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Internal connectivity</text:p>
          </table:table-cell>
          <table:table-cell table:style-name="ce1" office:value-type="string">
            <text:p>Interaction connectivity</text:p>
          </table:table-cell>
          <table:table-cell table:style-name="ce1" office:value-type="string">
            <text:p>Relative weight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ocal quality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Matrix quality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WKHs</text:p>
          </table:table-cell>
          <table:table-cell/>
          <table:table-cell table:number-columns-repeated="4" office:value-type="string">
            <text:p>x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Pas masked</text:p>
          </table:table-cell>
          <table:table-cell/>
          <table:table-cell table:number-columns-repeated="4" office:value-type="string">
            <text:p>x</text:p>
          </table:table-cell>
          <table:table-cell/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/00/0000</text:date>, <text:time style:data-style-name="N2" text:time-value="0000-00-00T09:33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ona Lehtomäki</meta:initial-creator>
    <meta:creation-date>2013-02-01T09:20:40</meta:creation-date>
    <dc:date>2013-03-13T17:56:06</dc:date>
    <dc:creator>Joona Lehtomäki</dc:creator>
    <meta:editing-duration>PT2H10M59S</meta:editing-duration>
    <meta:editing-cycles>32</meta:editing-cycles>
    <meta:generator>LibreOffice/4.0.1.2$Linux_X86_64 LibreOffice_project/400m0$Build-2</meta:generator>
    <meta:document-statistic meta:table-count="4" meta:cell-count="155" meta:object-count="0"/>
    <meta:user-defined meta:name="Mendeley Citation Style_1">http://www.zotero.org/styles/national-library-of-medicine</meta:user-defined>
    <meta:user-defined meta:name="Mendeley User Name_1">joona.lehtomaki@gmail.com@www.mendeley.com</meta:user-defined>
  </office:meta>
</office:document-meta>
</file>